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settings.py" manifest:media-type="application/binary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bom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bom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Ведомость_5f_покупных_5f_изделий" style:display-name="Ведомость_покупных_изделий" style:family="table">
      <style:table-properties style:width="18.5cm" fo:margin-left="2cm" table:align="left"/>
    </style:style>
    <style:style style:name="Ведомость_5f_покупных_5f_изделий.A" style:display-name="Ведомость_покупных_изделий.A" style:family="table-column">
      <style:table-column-properties style:column-width="0.699cm"/>
    </style:style>
    <style:style style:name="Ведомость_5f_покупных_5f_изделий.B" style:display-name="Ведомость_покупных_изделий.B" style:family="table-column">
      <style:table-column-properties style:column-width="5.498cm"/>
    </style:style>
    <style:style style:name="Ведомость_5f_покупных_5f_изделий.C" style:display-name="Ведомость_покупных_изделий.C" style:family="table-column">
      <style:table-column-properties style:column-width="4.999cm"/>
    </style:style>
    <style:style style:name="Ведомость_5f_покупных_5f_изделий.D" style:display-name="Ведомость_покупных_изделий.D" style:family="table-column">
      <style:table-column-properties style:column-width="2.999cm"/>
    </style:style>
    <style:style style:name="Ведомость_5f_покупных_5f_изделий.E" style:display-name="Ведомость_покупных_изделий.E" style:family="table-column">
      <style:table-column-properties style:column-width="0.998cm"/>
    </style:style>
    <style:style style:name="Ведомость_5f_покупных_5f_изделий.F" style:display-name="Ведомость_покупных_изделий.F" style:family="table-column">
      <style:table-column-properties style:column-width="1cm"/>
    </style:style>
    <style:style style:name="Ведомость_5f_покупных_5f_изделий.G" style:display-name="Ведомость_покупных_изделий.G" style:family="table-column">
      <style:table-column-properties style:column-width="2.307cm"/>
    </style:style>
    <style:style style:name="Ведомость_5f_покупных_5f_изделий.1" style:display-name="Ведомость_покупных_изделий.1" style:family="table-row">
      <style:table-row-properties style:row-height="1.499cm"/>
    </style:style>
    <style:style style:name="Ведомость_5f_покупных_5f_изделий.A1" style:display-name="Ведомость_покупных_изделий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Ведомость_5f_покупных_5f_изделий.B1" style:display-name="Ведомость_покупных_изделий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Ведомость_5f_покупных_5f_изделий.2" style:display-name="Ведомость_покупных_изделий.2" style:family="table-row">
      <style:table-row-properties style:row-height="0.827cm"/>
    </style:style>
    <style:style style:name="Ведомость_5f_покупных_5f_изделий.A2" style:display-name="Ведомость_покупных_изделий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Ведомость_5f_покупных_5f_изделий.B2" style:display-name="Ведомость_покупных_изделий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30" style:display-name="Ведомость_покупных_изделий.30" style:family="table-row">
      <style:table-row-properties style:row-height="0.801cm"/>
    </style:style>
    <style:style style:name="Ведомость_5f_покупных_5f_изделий.G34" style:display-name="Ведомость_покупных_изделий.G34" style:family="table-cell" style:data-style-name="N0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61" style:display-name="Ведомость_покупных_изделий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0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2" style:family="paragraph" style:parent-style-name="Заголовок_20_графы_20_форматной_20_рамки">
      <style:text-properties style:text-scale="90%"/>
    </style:style>
    <style:style style:name="P13" style:family="paragraph" style:parent-style-name="Значение_20_графы_20_форматной_20_рамки_20__28_повёрнуто_29_">
      <style:text-properties fo:font-size="16pt" style:text-scale="100%"/>
    </style:style>
    <style:style style:name="P14" style:family="paragraph" style:parent-style-name="Ед._20_изм.">
      <style:text-properties style:text-scale="100%"/>
    </style:style>
    <style:style style:name="P15" style:family="paragraph" style:parent-style-name="Ед._20_изм.">
      <style:text-properties officeooo:rsid="009c3c43" officeooo:paragraph-rsid="009c3c43" style:text-scale="100%"/>
    </style:style>
    <style:style style:name="P16" style:family="paragraph" style:parent-style-name="Ед._20_изм.">
      <style:text-properties officeooo:rsid="009c3c43" officeooo:paragraph-rsid="009f3590" style:text-scale="100%"/>
    </style:style>
    <style:style style:name="P17" style:family="paragraph" style:parent-style-name="Ед._20_изм.">
      <style:text-properties officeooo:rsid="009e51dc" officeooo:paragraph-rsid="009e51dc" style:text-scale="100%"/>
    </style:style>
    <style:style style:name="P18" style:family="paragraph" style:parent-style-name="Ед._20_изм.">
      <style:text-properties officeooo:rsid="009f3590" officeooo:paragraph-rsid="009f3590" style:text-scale="100%"/>
    </style:style>
    <style:style style:name="P19" style:family="paragraph" style:parent-style-name="Ед._20_изм.">
      <style:text-properties officeooo:rsid="00a555d8" officeooo:paragraph-rsid="00a555d8" style:text-scale="100%"/>
    </style:style>
    <style:style style:name="P20" style:family="paragraph" style:parent-style-name="Ед._20_изм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21" style:family="paragraph" style:parent-style-name="Заголовок_20_графы_20_таблицы">
      <style:text-properties fo:font-size="14pt"/>
    </style:style>
    <style:style style:name="P22" style:family="paragraph" style:parent-style-name="Заголовок_20_графы_20_таблицы">
      <style:text-properties fo:font-size="14pt" style:text-rotation-angle="90" style:text-rotation-scale="line-height"/>
    </style:style>
    <style:style style:name="P23" style:family="paragraph" style:parent-style-name="Заголовок_20_графы_20_таблицы">
      <style:text-properties fo:font-size="14pt" style:text-scale="100%"/>
    </style:style>
    <style:style style:name="P24" style:family="paragraph" style:parent-style-name="Заголовок_20_графы_20_таблицы">
      <style:text-properties fo:font-size="14pt" officeooo:rsid="00a555d8" officeooo:paragraph-rsid="00a555d8" style:text-scale="78%"/>
    </style:style>
    <style:style style:name="P25" style:family="paragraph" style:parent-style-name="Кол.">
      <style:text-properties style:text-scale="100%"/>
    </style:style>
    <style:style style:name="P26" style:family="paragraph" style:parent-style-name="Кол.">
      <style:text-properties officeooo:rsid="009c3c43" officeooo:paragraph-rsid="009c3c43" style:text-scale="100%"/>
    </style:style>
    <style:style style:name="P27" style:family="paragraph" style:parent-style-name="Кол.">
      <style:text-properties officeooo:rsid="009e51dc" officeooo:paragraph-rsid="009e51dc" style:text-scale="100%"/>
    </style:style>
    <style:style style:name="P28" style:family="paragraph" style:parent-style-name="Кол.">
      <style:text-properties officeooo:rsid="009f3590" officeooo:paragraph-rsid="009f3590" style:text-scale="100%"/>
    </style:style>
    <style:style style:name="P29" style:family="paragraph" style:parent-style-name="Кол.">
      <style:text-properties officeooo:rsid="00a555d8" officeooo:paragraph-rsid="00a555d8" style:text-scale="100%"/>
    </style:style>
    <style:style style:name="P30" style:family="paragraph" style:parent-style-name="Кол.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31" style:family="paragraph" style:parent-style-name="Кол.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32" style:family="paragraph" style:parent-style-name="Кол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33" style:family="paragraph" style:parent-style-name="Наименование">
      <style:text-properties officeooo:rsid="009c3c43" officeooo:paragraph-rsid="009c3c43" style:text-scale="100%"/>
    </style:style>
    <style:style style:name="P34" style:family="paragraph" style:parent-style-name="Наименование">
      <style:text-properties officeooo:paragraph-rsid="009c3c43" style:text-scale="100%"/>
    </style:style>
    <style:style style:name="P35" style:family="paragraph" style:parent-style-name="Наименование">
      <style:text-properties officeooo:rsid="009dc30e" officeooo:paragraph-rsid="009dc30e" style:text-scale="100%"/>
    </style:style>
    <style:style style:name="P36" style:family="paragraph" style:parent-style-name="Наименование">
      <style:text-properties officeooo:rsid="009e51dc" officeooo:paragraph-rsid="009e51dc" style:text-scale="100%"/>
    </style:style>
    <style:style style:name="P37" style:family="paragraph" style:parent-style-name="Наименование">
      <style:text-properties officeooo:rsid="009f3590" officeooo:paragraph-rsid="009f3590" style:text-scale="100%"/>
    </style:style>
    <style:style style:name="P38" style:family="paragraph" style:parent-style-name="Наименование">
      <style:text-properties officeooo:rsid="00a50d46" officeooo:paragraph-rsid="009c3c43" style:text-scale="100%"/>
    </style:style>
    <style:style style:name="P39" style:family="paragraph" style:parent-style-name="Наименование">
      <style:text-properties officeooo:rsid="00a555d8" officeooo:paragraph-rsid="00a555d8" style:text-scale="100%"/>
    </style:style>
    <style:style style:name="P40" style:family="paragraph" style:parent-style-name="Наименование">
      <style:text-properties officeooo:paragraph-rsid="00a555d8" style:text-scale="100%"/>
    </style:style>
    <style:style style:name="P41" style:family="paragraph" style:parent-style-name="Наименование">
      <style:text-properties officeooo:rsid="00a6a437" officeooo:paragraph-rsid="00a6a437" style:text-scale="100%"/>
    </style:style>
    <style:style style:name="P42" style:family="paragraph" style:parent-style-name="Наименование">
      <style:text-properties officeooo:paragraph-rsid="00a6a437" style:text-scale="100%"/>
    </style:style>
    <style:style style:name="P43" style:family="paragraph" style:parent-style-name="Наименование">
      <style:text-properties officeooo:rsid="00af19c0" officeooo:paragraph-rsid="00af19c0" style:text-scale="100%"/>
    </style:style>
    <style:style style:name="P44" style:family="paragraph" style:parent-style-name="Наименование">
      <style:text-properties officeooo:rsid="009c3c43" officeooo:paragraph-rsid="009c3c43" style:text-scale="99%"/>
    </style:style>
    <style:style style:name="P45" style:family="paragraph" style:parent-style-name="Наименование">
      <style:text-properties officeooo:rsid="009f3590" officeooo:paragraph-rsid="009f3590" style:text-scale="83%"/>
    </style:style>
    <style:style style:name="P46" style:family="paragraph" style:parent-style-name="Наименование">
      <style:text-properties officeooo:paragraph-rsid="00a6a437" style:text-scale="75%"/>
    </style:style>
    <style:style style:name="P47" style:family="paragraph" style:parent-style-name="Наименование">
      <style:text-properties style:text-underline-style="solid" style:text-underline-width="auto" style:text-underline-color="font-color" officeooo:rsid="00a81822" officeooo:paragraph-rsid="00a81822" style:text-scale="100%"/>
    </style:style>
    <style:style style:name="P48" style:family="paragraph" style:parent-style-name="Наименование">
      <style:text-properties style:font-name="OpenGost Type B TT" fo:font-size="16pt" fo:language="ru" fo:country="RU" fo:font-style="normal" officeooo:rsid="009c3c43" officeooo:paragraph-rsid="009c3c43" style:text-scale="100%"/>
    </style:style>
    <style:style style:name="P49" style:family="paragraph" style:parent-style-name="Наименование">
      <style:text-properties style:font-name="OpenGost Type B TT" fo:font-size="16pt" fo:language="ru" fo:country="RU" fo:font-style="normal" style:text-underline-style="solid" style:text-underline-width="auto" style:text-underline-color="font-color" officeooo:rsid="00aa424d" officeooo:paragraph-rsid="00a81822" style:text-scale="100%"/>
    </style:style>
    <style:style style:name="P5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9cb039" style:text-scale="100%"/>
    </style:style>
    <style:style style:name="P5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9f3590" fo:background-color="transparent" style:text-scale="100%"/>
    </style:style>
    <style:style style:name="P5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transparent" style:text-scale="100%"/>
    </style:style>
    <style:style style:name="P5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9f3590" fo:background-color="transparent" style:text-scale="100%"/>
    </style:style>
    <style:style style:name="P54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55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9f3590" officeooo:paragraph-rsid="009f3590" style:text-scale="99%"/>
    </style:style>
    <style:style style:name="P56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e51dc" officeooo:paragraph-rsid="009e51dc" style:text-scale="100%"/>
    </style:style>
    <style:style style:name="P57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f3590" officeooo:paragraph-rsid="009f3590" style:text-scale="100%"/>
    </style:style>
    <style:style style:name="P5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dc30e" style:text-scale="100%"/>
    </style:style>
    <style:style style:name="P5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f3590" style:text-scale="100%"/>
    </style:style>
    <style:style style:name="P60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a81822" style:text-scale="100%"/>
    </style:style>
    <style:style style:name="P61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a128cf" officeooo:paragraph-rsid="00a6a437" style:text-scale="100%"/>
    </style:style>
    <style:style style:name="P62" style:family="paragraph" style:parent-style-name="Обозначение_20_документа_20_на_20_поставку">
      <style:text-properties style:text-scale="100%"/>
    </style:style>
    <style:style style:name="P63" style:family="paragraph" style:parent-style-name="Поставщик">
      <style:text-properties style:text-scale="100%"/>
    </style:style>
    <style:style style:name="P64" style:family="paragraph" style:parent-style-name="Поставщик">
      <style:text-properties officeooo:rsid="009c3c43" officeooo:paragraph-rsid="009c3c43" style:text-scale="100%"/>
    </style:style>
    <style:style style:name="P65" style:family="paragraph" style:parent-style-name="Поставщик">
      <style:text-properties officeooo:rsid="009c3c43" officeooo:paragraph-rsid="009e51dc" style:text-scale="100%"/>
    </style:style>
    <style:style style:name="P66" style:family="paragraph" style:parent-style-name="Поставщик">
      <style:text-properties officeooo:rsid="009c3c43" officeooo:paragraph-rsid="009f3590" style:text-scale="100%"/>
    </style:style>
    <style:style style:name="P67" style:family="paragraph" style:parent-style-name="Поставщик">
      <style:text-properties officeooo:rsid="00a555d8" officeooo:paragraph-rsid="00a555d8" style:text-scale="100%"/>
    </style:style>
    <style:style style:name="P68" style:family="paragraph" style:parent-style-name="Примечание">
      <style:text-properties style:text-scale="100%"/>
    </style:style>
    <style:style style:name="P69" style:family="paragraph" style:parent-style-name="Примечание">
      <style:text-properties officeooo:rsid="009c3c43" officeooo:paragraph-rsid="009c3c43" style:text-scale="100%"/>
    </style:style>
    <style:style style:name="P70" style:family="paragraph" style:parent-style-name="Примечание">
      <style:text-properties officeooo:rsid="009f3590" officeooo:paragraph-rsid="009f3590" style:text-scale="100%"/>
    </style:style>
    <style:style style:name="P71" style:family="paragraph" style:parent-style-name="Примечание">
      <style:text-properties officeooo:rsid="00a555d8" officeooo:paragraph-rsid="00a555d8" style:text-scale="100%"/>
    </style:style>
    <style:style style:name="P72" style:family="paragraph" style:parent-style-name="Примечание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73" style:family="paragraph" style:parent-style-name="Примечание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74" style:family="paragraph" style:parent-style-name="Примечание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75" style:family="paragraph" style:parent-style-name="Примечание">
      <style:text-properties fo:font-weight="normal" officeooo:rsid="00a128cf" officeooo:paragraph-rsid="00a128cf" style:font-weight-asian="normal" style:font-weight-complex="normal" style:text-scale="100%"/>
    </style:style>
    <style:style style:name="P76" style:family="paragraph" style:parent-style-name="_2116__20_п_2f_п">
      <style:text-properties officeooo:rsid="009c3c43" officeooo:paragraph-rsid="009c3c43" style:text-scale="100%"/>
    </style:style>
    <style:style style:name="P77" style:family="paragraph" style:parent-style-name="_2116__20_п_2f_п">
      <style:text-properties officeooo:rsid="009e51dc" officeooo:paragraph-rsid="009e51dc" style:text-scale="100%"/>
    </style:style>
    <style:style style:name="P78" style:family="paragraph" style:parent-style-name="_2116__20_п_2f_п">
      <style:text-properties officeooo:rsid="009f3590" officeooo:paragraph-rsid="009f3590" style:text-scale="100%"/>
    </style:style>
    <style:style style:name="P79" style:family="paragraph" style:parent-style-name="_2116__20_п_2f_п">
      <style:text-properties officeooo:rsid="00a555d8" officeooo:paragraph-rsid="00a555d8" style:text-scale="100%"/>
    </style:style>
    <style:style style:name="P80" style:family="paragraph" style:parent-style-name="_2116__20_п_2f_п">
      <style:text-properties officeooo:rsid="00a6a437" officeooo:paragraph-rsid="00a6a437" style:text-scale="100%"/>
    </style:style>
    <style:style style:name="P81" style:family="paragraph" style:parent-style-name="_2116__20_п_2f_п">
      <style:text-properties officeooo:rsid="00a81822" officeooo:paragraph-rsid="00a81822" style:text-scale="100%"/>
    </style:style>
    <style:style style:name="P82" style:family="paragraph" style:parent-style-name="_2116__20_п_2f_п">
      <style:text-properties officeooo:paragraph-rsid="00a6a437" style:text-scale="100%"/>
    </style:style>
    <style:style style:name="P83" style:family="paragraph" style:parent-style-name="_2116__20_п_2f_п">
      <style:text-properties officeooo:rsid="00af19c0" officeooo:paragraph-rsid="00af19c0" style:text-scale="100%"/>
    </style:style>
    <style:style style:name="P84" style:family="paragraph" style:parent-style-name="_2116__20_п_2f_п">
      <style:text-properties style:font-name="OpenGost Type B TT" fo:font-size="16pt" fo:language="ru" fo:country="RU" fo:font-style="normal" officeooo:rsid="009e51dc" officeooo:paragraph-rsid="009e51dc" style:text-scale="100%"/>
    </style:style>
    <style:style style:name="P85" style:family="paragraph" style:parent-style-name="_2116__20_п_2f_п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86" style:family="paragraph" style:parent-style-name="_2116__20_п_2f_п">
      <style:text-properties style:font-name="OpenGost Type B TT" fo:font-size="16pt" fo:language="ru" fo:country="RU" fo:font-style="normal" officeooo:rsid="00a81822" officeooo:paragraph-rsid="00a81822" style:text-scale="100%"/>
    </style:style>
    <style:style style:name="P87" style:family="paragraph" style:parent-style-name="Наименование">
      <style:text-properties officeooo:rsid="009dc30e" officeooo:paragraph-rsid="009dc30e" style:text-scale="89%"/>
    </style:style>
    <style:style style:name="P88" style:family="paragraph" style:parent-style-name="Пустой" style:master-page-name="Первый_20_лист_20_1">
      <style:paragraph-properties style:page-number="auto"/>
    </style:style>
    <style:style style:name="P89" style:family="paragraph" style:parent-style-name="Примечание">
      <style:text-properties officeooo:paragraph-rsid="009e51dc" style:text-scale="100%"/>
    </style:style>
    <style:style style:name="P90" style:family="paragraph" style:parent-style-name="Примечание">
      <style:text-properties style:font-name="OpenGost Type B TT" fo:font-size="16pt" fo:language="ru" fo:country="RU" fo:font-style="normal" fo:font-weight="normal" officeooo:rsid="00b00bd2" officeooo:paragraph-rsid="00b00bd2" style:font-weight-asian="normal" style:font-weight-complex="normal" style:text-scale="100%"/>
    </style:style>
    <style:style style:name="P91" style:family="paragraph" style:parent-style-name="Примечание">
      <style:text-properties style:font-name="OpenGost Type B TT" fo:font-size="16pt" fo:language="ru" fo:country="RU" fo:font-style="normal" fo:font-weight="normal" officeooo:rsid="00b18640" officeooo:paragraph-rsid="00b18640" style:font-weight-asian="normal" style:font-weight-complex="normal" style:text-scale="100%"/>
    </style:style>
    <style:style style:name="P92" style:family="paragraph" style:parent-style-name="Примечание">
      <style:text-properties fo:font-weight="normal" officeooo:rsid="00b2df8f" officeooo:paragraph-rsid="00a128cf" style:font-weight-asian="normal" style:font-weight-complex="normal" style:text-scale="100%"/>
    </style:style>
    <style:style style:name="T1" style:family="text">
      <style:text-properties officeooo:rsid="009c3c43"/>
    </style:style>
    <style:style style:name="T2" style:family="text">
      <style:text-properties style:font-name="OpenGost Type B TT" fo:font-size="16pt" fo:language="ru" fo:country="RU" fo:font-style="normal" officeooo:rsid="009c3c43"/>
    </style:style>
    <style:style style:name="T3" style:family="text">
      <style:text-properties style:font-name="OpenGost Type B TT" fo:font-size="16pt" fo:language="ru" fo:country="RU" fo:font-style="normal" style:text-underline-style="none" officeooo:rsid="009dc30e"/>
    </style:style>
    <style:style style:name="T4" style:family="text">
      <style:text-properties style:font-name="OpenGost Type B TT" fo:font-size="16pt" fo:language="ru" fo:country="RU" fo:font-style="normal" style:text-underline-style="none" officeooo:rsid="00a0c53c"/>
    </style:style>
    <style:style style:name="T5" style:family="text">
      <style:text-properties style:font-name="OpenGost Type B TT" fo:font-size="16pt" fo:language="ru" fo:country="RU" fo:font-style="normal" style:text-underline-style="none" officeooo:rsid="00d562c2"/>
    </style:style>
    <style:style style:name="T6" style:family="text">
      <style:text-properties style:font-name="OpenGost Type B TT" fo:font-size="16pt" fo:language="ru" fo:country="RU" fo:font-style="normal" style:text-underline-style="none" fo:background-color="transparent" loext:char-shading-value="0"/>
    </style:style>
    <style:style style:name="T7" style:family="text">
      <style:text-properties style:font-name="OpenGost Type B TT" fo:font-size="16pt" fo:language="ru" fo:country="RU" fo:font-style="normal" style:text-underline-style="none" officeooo:rsid="00c21e68" fo:background-color="transparent" loext:char-shading-value="0"/>
    </style:style>
    <style:style style:name="T8" style:family="text">
      <style:text-properties style:font-name="OpenGost Type B TT" fo:font-size="16pt" fo:language="ru" fo:country="RU" fo:font-style="normal" style:text-underline-style="none" officeooo:rsid="00a213c5" fo:background-color="transparent" loext:char-shading-value="0"/>
    </style:style>
    <style:style style:name="T9" style:family="text">
      <style:text-properties style:font-name="OpenGost Type B TT" fo:font-size="16pt" fo:language="ru" fo:country="RU" fo:font-style="normal" style:text-underline-style="none" officeooo:rsid="009f3590" fo:background-color="transparent" loext:char-shading-value="0"/>
    </style:style>
    <style:style style:name="T10" style:family="text">
      <style:text-properties style:font-name="OpenGost Type B TT" fo:font-size="16pt" fo:language="ru" fo:country="RU" fo:font-style="normal" style:text-underline-style="none" officeooo:rsid="00a555d8"/>
    </style:style>
    <style:style style:name="T11" style:family="text">
      <style:text-properties style:font-name="OpenGost Type B TT" fo:font-size="16pt" fo:language="ru" fo:country="RU" fo:font-style="normal" style:text-underline-style="none" officeooo:rsid="00a6a437"/>
    </style:style>
    <style:style style:name="T12" style:family="text">
      <style:text-properties style:font-name="OpenGost Type B TT" fo:font-size="16pt" fo:language="ru" fo:country="RU" fo:font-style="normal" style:text-underline-style="none" officeooo:rsid="00b00bd2"/>
    </style:style>
    <style:style style:name="T13" style:family="text">
      <style:text-properties style:font-name="OpenGost Type B TT" fo:font-size="16pt" fo:language="ru" fo:country="RU" fo:font-style="normal" officeooo:rsid="00a81822"/>
    </style:style>
    <style:style style:name="T14" style:family="text">
      <style:text-properties style:font-name="OpenGost Type B TT" fo:font-size="16pt" fo:language="ru" fo:country="RU" fo:font-style="normal" fo:font-weight="normal" officeooo:rsid="00b00bd2" style:font-weight-asian="normal" style:font-weight-complex="normal"/>
    </style:style>
    <style:style style:name="T15" style:family="text">
      <style:text-properties officeooo:rsid="009cb039"/>
    </style:style>
    <style:style style:name="T16" style:family="text">
      <style:text-properties officeooo:rsid="009f3590"/>
    </style:style>
    <style:style style:name="T17" style:family="text">
      <style:text-properties officeooo:rsid="00a555d8"/>
    </style:style>
    <style:style style:name="T18" style:family="text">
      <style:text-properties officeooo:rsid="00a6a437"/>
    </style:style>
    <style:style style:name="T19" style:family="text">
      <style:text-properties officeooo:rsid="00a81822"/>
    </style:style>
    <style:style style:name="T20" style:family="text">
      <style:text-properties officeooo:rsid="00abfaba"/>
    </style:style>
    <style:style style:name="T21" style:family="text">
      <style:text-properties officeooo:rsid="00b00bd2"/>
    </style:style>
    <style:style style:name="T22" style:family="text">
      <style:text-properties officeooo:rsid="009e51dc"/>
    </style:style>
    <style:style style:name="T23" style:family="text">
      <style:text-properties officeooo:rsid="00b2336f"/>
    </style:style>
    <style:style style:name="T24" style:family="text">
      <style:text-properties fo:font-weight="bold" officeooo:rsid="00b2336f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/>
      <table:table table:name="Ведомость_покупных_изделий" table:style-name="Ведомость_5f_покупных_5f_изделий">
        <table:table-column table:style-name="Ведомость_5f_покупных_5f_изделий.A"/>
        <table:table-column table:style-name="Ведомость_5f_покупных_5f_изделий.B"/>
        <table:table-column table:style-name="Ведомость_5f_покупных_5f_изделий.C"/>
        <table:table-column table:style-name="Ведомость_5f_покупных_5f_изделий.D"/>
        <table:table-column table:style-name="Ведомость_5f_покупных_5f_изделий.E"/>
        <table:table-column table:style-name="Ведомость_5f_покупных_5f_изделий.F"/>
        <table:table-column table:style-name="Ведомость_5f_покупных_5f_изделий.G"/>
        <table:table-header-rows>
          <table:table-row table:style-name="Ведомость_5f_покупных_5f_изделий.1">
            <table:table-cell table:style-name="Ведомость_5f_покупных_5f_изделий.A1" office:value-type="string">
              <text:p text:style-name="P22">№ п/п</text:p>
            </table:table-cell>
            <table:table-cell table:style-name="Ведомость_5f_покупных_5f_изделий.B1" office:value-type="string">
              <text:p text:style-name="P21">Наименование<text:line-break/>(название,тип,номинал,<text:line-break/>тип корпуса и т.д.)</text:p>
            </table:table-cell>
            <table:table-cell table:style-name="Ведомость_5f_покупных_5f_изделий.B1" office:value-type="string">
              <text:p text:style-name="P21">Обозначение документа<text:line-break/>на поставку (ГОСТ,ТУ,<text:line-break/>прайс-лист,каталог и т.п.)</text:p>
            </table:table-cell>
            <table:table-cell table:style-name="Ведомость_5f_покупных_5f_изделий.B1" office:value-type="string">
              <text:p text:style-name="P21">Поставщик,<text:line-break/>адрес,телефон</text:p>
            </table:table-cell>
            <table:table-cell table:style-name="Ведомость_5f_покупных_5f_изделий.B1" office:value-type="string">
              <text:p text:style-name="P21">Кол.</text:p>
            </table:table-cell>
            <table:table-cell table:style-name="Ведомость_5f_покупных_5f_изделий.B1" office:value-type="string">
              <text:p text:style-name="P21">Ед.<text:line-break/>изм.</text:p>
            </table:table-cell>
            <table:table-cell table:style-name="Ведомость_5f_покупных_5f_изделий.B1" office:value-type="string">
              <text:p text:style-name="P23">Примечание</text:p>
              <text:p text:style-name="P24">(цена поз., руб)</text:p>
            </table:table-cell>
          </table:table-row>
        </table:table-header-rows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8"/>
          </table:table-cell>
          <table:table-cell table:style-name="Ведомость_5f_покупных_5f_изделий.B2" office:value-type="string">
            <text:p text:style-name="P62"/>
          </table:table-cell>
          <table:table-cell table:style-name="Ведомость_5f_покупных_5f_изделий.B2" office:value-type="string">
            <text:p text:style-name="P64"/>
          </table:table-cell>
          <table:table-cell table:style-name="Ведомость_5f_покупных_5f_изделий.B2" office:value-type="string">
            <text:p text:style-name="P26"/>
          </table:table-cell>
          <table:table-cell table:style-name="Ведомость_5f_покупных_5f_изделий.B2" office:value-type="string">
            <text:p text:style-name="P15"/>
          </table:table-cell>
          <table:table-cell table:style-name="Ведомость_5f_покупных_5f_изделий.B2" office:value-type="string">
            <text:p text:style-name="P69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56">Трубы Д16Т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33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>1</text:p>
          </table:table-cell>
          <table:table-cell table:style-name="Ведомость_5f_покупных_5f_изделий.B2" office:value-type="string">
            <text:p text:style-name="P34"><text:span text:style-name="T1">Стрингер </text:span><text:span text:style-name="T2">6м (3 колена</text:span>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4">bgparus.ru</text:p>
          </table:table-cell>
          <table:table-cell table:style-name="Ведомость_5f_покупных_5f_изделий.B2" office:value-type="string">
            <text:p text:style-name="P26">1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69">1530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33">по 2 метра, 2с+2с+2),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33"><text:span text:style-name="T20">d</text:span>40x2000x2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7">2</text:p>
          </table:table-cell>
          <table:table-cell table:style-name="Ведомость_5f_покупных_5f_изделий.B2" office:value-type="string">
            <text:p text:style-name="P36">Труба d36x1<text:span text:style-name="T21">0</text:span>00x2мм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5">bgparus.ru</text:p>
          </table:table-cell>
          <table:table-cell table:style-name="Ведомость_5f_покупных_5f_изделий.B2" office:value-type="string">
            <text:p text:style-name="P27">1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89"><text:span text:style-name="T22">2</text:span><text:span text:style-name="T14">480</text:span>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84">3</text:p>
          </table:table-cell>
          <table:table-cell table:style-name="Ведомость_5f_покупных_5f_изделий.B2" office:value-type="string">
            <text:p text:style-name="P50"><text:span text:style-name="T15">Т</text:span>руба d30x<text:span text:style-name="T15">3</text:span>000x2мм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4">bgparus.ru</text:p>
          </table:table-cell>
          <table:table-cell table:style-name="Ведомость_5f_покупных_5f_изделий.B2" office:value-type="string">
            <text:p text:style-name="P26">1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91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87">(рез 2м+1м) <text:span text:style-name="T23">(</text:span><text:span text:style-name="T24">НЕТ В НАЛИЧИИ</text:span><text:span text:style-name="T23">)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84">4</text:p>
          </table:table-cell>
          <table:table-cell table:style-name="Ведомость_5f_покупных_5f_изделий.B2" office:value-type="string">
            <text:p text:style-name="P58"><text:span text:style-name="T3">Т</text:span><text:span text:style-name="T4">руба d2</text:span><text:span text:style-name="T12">1</text:span><text:span text:style-name="T4">x</text:span><text:span text:style-name="T3">3</text:span><text:span text:style-name="T5">000х</text:span><text:span text:style-name="T4">1,</text:span><text:span text:style-name="T3">5</text:span><text:span text:style-name="T4">мм</text:span>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4">bgparus.ru</text:p>
          </table:table-cell>
          <table:table-cell table:style-name="Ведомость_5f_покупных_5f_изделий.B2" office:value-type="string">
            <text:p text:style-name="P26">1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90">324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35">(рез 2,5м+0,5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57">Хомуты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8">5</text:p>
          </table:table-cell>
          <table:table-cell table:style-name="Ведомость_5f_покупных_5f_изделий.B2" office:value-type="string">
            <text:p text:style-name="P51">Хомут для крепления 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6">bgparus.ru</text:p>
          </table:table-cell>
          <table:table-cell table:style-name="Ведомость_5f_покупных_5f_изделий.B2" office:value-type="string">
            <text:p text:style-name="P28">4</text:p>
          </table:table-cell>
          <table:table-cell table:style-name="Ведомость_5f_покупных_5f_изделий.B2" office:value-type="string">
            <text:p text:style-name="P16">шт.</text:p>
          </table:table-cell>
          <table:table-cell table:style-name="Ведомость_5f_покупных_5f_изделий.B2" office:value-type="string">
            <text:p text:style-name="P70">276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51">вант мачты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70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8">6</text:p>
          </table:table-cell>
          <table:table-cell table:style-name="Ведомость_5f_покупных_5f_изделий.B2" office:value-type="string">
            <text:p text:style-name="P54">Хомут поперечного 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6">bgparus.ru</text:p>
          </table:table-cell>
          <table:table-cell table:style-name="Ведомость_5f_покупных_5f_изделий.B2" office:value-type="string">
            <text:p text:style-name="P28">4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0">312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55">Соединения труб 40x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5">(из двух элементов на гайках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8">7</text:p>
          </table:table-cell>
          <table:table-cell table:style-name="Ведомость_5f_покупных_5f_изделий.B2" office:value-type="string">
            <text:p text:style-name="P52">Хомут силовой для 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6">bgparus.ru</text:p>
          </table:table-cell>
          <table:table-cell table:style-name="Ведомость_5f_покупных_5f_изделий.B2" office:value-type="string">
            <text:p text:style-name="P28">2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0">86<text:span text:style-name="T18">0</text:span>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37"><text:span text:style-name="T6">к</text:span><text:span text:style-name="T7">репления </text:span>к трубе 3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8">8</text:p>
          </table:table-cell>
          <table:table-cell table:style-name="Ведомость_5f_покупных_5f_изделий.B2" office:value-type="string">
            <text:p text:style-name="P52">Хомут силовой для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6">bgparus.ru</text:p>
          </table:table-cell>
          <table:table-cell table:style-name="Ведомость_5f_покупных_5f_изделий.B2" office:value-type="string">
            <text:p text:style-name="P28">2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0">86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37"><text:span text:style-name="T6">к</text:span><text:span text:style-name="T7">репления </text:span>к трубе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8">9</text:p>
          </table:table-cell>
          <table:table-cell table:style-name="Ведомость_5f_покупных_5f_изделий.B2" office:value-type="string">
            <text:p text:style-name="P53">Хомут Т-образного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6">bgparus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3">325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53">соединения труб 30<text:span text:style-name="T16">х30</text:span>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85">10</text:p>
          </table:table-cell>
          <table:table-cell table:style-name="Ведомость_5f_покупных_5f_изделий.B2" office:value-type="string">
            <text:p text:style-name="P53">Хомут Т-образного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6">bgparus.ru</text:p>
          </table:table-cell>
          <table:table-cell table:style-name="Ведомость_5f_покупных_5f_изделий.B2" office:value-type="string">
            <text:p text:style-name="P30">2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3">65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59"><text:span text:style-name="T8">соединения труб </text:span><text:span text:style-name="T9">4</text:span><text:span text:style-name="T8">0</text:span><text:span text:style-name="T9">х40</text:span><text:span text:style-name="T8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5">11</text:p>
          </table:table-cell>
          <table:table-cell table:style-name="Ведомость_5f_покупных_5f_изделий.B2" office:value-type="string">
            <text:p text:style-name="P53">Хомут Т-образного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6">bgparus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3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59"><text:span text:style-name="T8">соединения труб </text:span><text:span text:style-name="T9">5</text:span><text:span text:style-name="T8">0</text:span><text:span text:style-name="T9">х50</text:span><text:span text:style-name="T8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75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G34" table:formula="ooow:sum &lt;G2:G30&gt;" office:value-type="float" office:value="29920">
            <text:p text:style-name="P92">2992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3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P62"/>
          </table:table-cell>
          <table:table-cell table:style-name="Ведомость_5f_покупных_5f_изделий.B2" office:value-type="string">
            <text:p text:style-name="P67"/>
          </table:table-cell>
          <table:table-cell table:style-name="Ведомость_5f_покупных_5f_изделий.B2" office:value-type="string">
            <text:p text:style-name="P32"/>
          </table:table-cell>
          <table:table-cell table:style-name="Ведомость_5f_покупных_5f_изделий.B2" office:value-type="string">
            <text:p text:style-name="P20"/>
          </table:table-cell>
          <table:table-cell table:style-name="Ведомость_5f_покупных_5f_изделий.B2" office:value-type="string">
            <text:p text:style-name="P7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/>
          </table:table-cell>
          <table:table-cell table:style-name="Ведомость_5f_покупных_5f_изделий.B2" office:value-type="string">
            <text:p text:style-name="P47">Такелаж</text:p>
          </table:table-cell>
          <table:table-cell table:style-name="Ведомость_5f_покупных_5f_изделий.B2" office:value-type="string">
            <text:p text:style-name="P62"/>
          </table:table-cell>
          <table:table-cell table:style-name="Ведомость_5f_покупных_5f_изделий.B2" office:value-type="string">
            <text:p text:style-name="P67"/>
          </table:table-cell>
          <table:table-cell table:style-name="Ведомость_5f_покупных_5f_изделий.B2" office:value-type="string">
            <text:p text:style-name="P32"/>
          </table:table-cell>
          <table:table-cell table:style-name="Ведомость_5f_покупных_5f_изделий.B2" office:value-type="string">
            <text:p text:style-name="P20"/>
          </table:table-cell>
          <table:table-cell table:style-name="Ведомость_5f_покупных_5f_изделий.B2" office:value-type="string">
            <text:p text:style-name="P7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P62"/>
          </table:table-cell>
          <table:table-cell table:style-name="Ведомость_5f_покупных_5f_изделий.B2" office:value-type="string">
            <text:p text:style-name="P67"/>
          </table:table-cell>
          <table:table-cell table:style-name="Ведомость_5f_покупных_5f_изделий.B2" office:value-type="string">
            <text:p text:style-name="P32"/>
          </table:table-cell>
          <table:table-cell table:style-name="Ведомость_5f_покупных_5f_изделий.B2" office:value-type="string">
            <text:p text:style-name="P20"/>
          </table:table-cell>
          <table:table-cell table:style-name="Ведомость_5f_покупных_5f_изделий.B2" office:value-type="string">
            <text:p text:style-name="P7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>12</text:p>
          </table:table-cell>
          <table:table-cell table:style-name="Ведомость_5f_покупных_5f_изделий.B2" office:value-type="string">
            <text:p text:style-name="P41">Гайка М6 самоконтр.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100</text:p>
          </table:table-cell>
          <table:table-cell table:style-name="Ведомость_5f_покупных_5f_изделий.B2" office:value-type="string">
            <text:p text:style-name="P20">шт.</text:p>
          </table:table-cell>
          <table:table-cell table:style-name="Ведомость_5f_покупных_5f_изделий.B2" office:value-type="string">
            <text:p text:style-name="P72">31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9">1<text:span text:style-name="T19">3</text:span></text:p>
          </table:table-cell>
          <table:table-cell table:style-name="Ведомость_5f_покупных_5f_изделий.B2" office:value-type="string">
            <text:p text:style-name="P39">Блок двойной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29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1">45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9">1<text:span text:style-name="T19">4</text:span></text:p>
          </table:table-cell>
          <table:table-cell table:style-name="Ведомость_5f_покупных_5f_изделий.B2" office:value-type="string">
            <text:p text:style-name="P40"><text:span text:style-name="T17">Блок </text:span><text:span text:style-name="T10">одинарный</text:span>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29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4">52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9">1<text:span text:style-name="T19">5</text:span></text:p>
          </table:table-cell>
          <table:table-cell table:style-name="Ведомость_5f_покупных_5f_изделий.B2" office:value-type="string">
            <text:p text:style-name="P39">Блок с рымом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3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<text:span text:style-name="T17">1</text:span>44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16</text:p>
          </table:table-cell>
          <table:table-cell table:style-name="Ведомость_5f_покупных_5f_изделий.B2" office:value-type="string">
            <text:p text:style-name="P41">Болт М6x60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3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26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9">1<text:span text:style-name="T19">7</text:span></text:p>
          </table:table-cell>
          <table:table-cell table:style-name="Ведомость_5f_покупных_5f_изделий.B2" office:value-type="string">
            <text:p text:style-name="P39">Зажим для троса 3мм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1">5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1">68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9">1<text:span text:style-name="T19">8</text:span></text:p>
          </table:table-cell>
          <table:table-cell table:style-name="Ведомость_5f_покупных_5f_изделий.B2" office:value-type="string">
            <text:p text:style-name="P39">Коуш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1">10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1">76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>19</text:p>
          </table:table-cell>
          <table:table-cell table:style-name="Ведомость_5f_покупных_5f_изделий.B2" office:value-type="string">
            <text:p text:style-name="P41">Канат крученый 6мм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45</text:p>
          </table:table-cell>
          <table:table-cell table:style-name="Ведомость_5f_покупных_5f_изделий.B2" office:value-type="string">
            <text:p text:style-name="P20">м</text:p>
          </table:table-cell>
          <table:table-cell table:style-name="Ведомость_5f_покупных_5f_изделий.B2" office:value-type="string">
            <text:p text:style-name="P72">99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2"><text:span text:style-name="T18">2</text:span><text:span text:style-name="T13">0</text:span></text:p>
          </table:table-cell>
          <table:table-cell table:style-name="Ведомость_5f_покупных_5f_изделий.B2" office:value-type="string">
            <text:p text:style-name="P41">Набор надфилей 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1</text:p>
          </table:table-cell>
          <table:table-cell table:style-name="Ведомость_5f_покупных_5f_изделий.B2" office:value-type="string">
            <text:p text:style-name="P20">шт.</text:p>
          </table:table-cell>
          <table:table-cell table:style-name="Ведомость_5f_покупных_5f_изделий.B2" office:value-type="string">
            <text:p text:style-name="P72">454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2"><text:span text:style-name="T18">2</text:span><text:span text:style-name="T13">1</text:span></text:p>
          </table:table-cell>
          <table:table-cell table:style-name="Ведомость_5f_покупных_5f_изделий.B2" office:value-type="string">
            <text:p text:style-name="P41">Подшипник внутр. d6мм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4</text:p>
          </table:table-cell>
          <table:table-cell table:style-name="Ведомость_5f_покупных_5f_изделий.B2" office:value-type="string">
            <text:p text:style-name="P20">шт.</text:p>
          </table:table-cell>
          <table:table-cell table:style-name="Ведомость_5f_покупных_5f_изделий.B2" office:value-type="string">
            <text:p text:style-name="P72">3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2"><text:span text:style-name="T18">2</text:span><text:span text:style-name="T13">2</text:span></text:p>
          </table:table-cell>
          <table:table-cell table:style-name="Ведомость_5f_покупных_5f_изделий.B2" office:value-type="string">
            <text:p text:style-name="P46"><text:span text:style-name="T18">Прут стальной на </text:span><text:span text:style-name="T11">шток флюгарки</text:span>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1</text:p>
          </table:table-cell>
          <table:table-cell table:style-name="Ведомость_5f_покупных_5f_изделий.B2" office:value-type="string">
            <text:p text:style-name="P20">шт.</text:p>
          </table:table-cell>
          <table:table-cell table:style-name="Ведомость_5f_покупных_5f_изделий.B2" office:value-type="string">
            <text:p text:style-name="P72">27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2"><text:span text:style-name="T18">2</text:span><text:span text:style-name="T13">3</text:span></text:p>
          </table:table-cell>
          <table:table-cell table:style-name="Ведомость_5f_покупных_5f_изделий.B2" office:value-type="string">
            <text:p text:style-name="P42"><text:span text:style-name="T18">Рым-</text:span><text:span text:style-name="T11">гайка</text:span><text:span text:style-name="T18"> М6</text:span>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1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851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>24</text:p>
          </table:table-cell>
          <table:table-cell table:style-name="Ведомость_5f_покупных_5f_изделий.B2" office:value-type="string">
            <text:p text:style-name="P41">Рым-болт М6х10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4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41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>25</text:p>
          </table:table-cell>
          <table:table-cell table:style-name="Ведомость_5f_покупных_5f_изделий.B2" office:value-type="string">
            <text:p text:style-name="P42"><text:span text:style-name="T18">Рым-болт М6х</text:span><text:span text:style-name="T11">60</text:span>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2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2">399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2"><text:span text:style-name="T18">2</text:span><text:span text:style-name="T13">6</text:span></text:p>
          </table:table-cell>
          <table:table-cell table:style-name="Ведомость_5f_покупных_5f_изделий.B2" office:value-type="string">
            <text:p text:style-name="P41">Талреп М6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10</text:p>
          </table:table-cell>
          <table:table-cell table:style-name="Ведомость_5f_покупных_5f_изделий.B2" office:value-type="string">
            <text:p text:style-name="P20">шт.</text:p>
          </table:table-cell>
          <table:table-cell table:style-name="Ведомость_5f_покупных_5f_изделий.B2" office:value-type="string">
            <text:p text:style-name="P72">259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>27</text:p>
          </table:table-cell>
          <table:table-cell table:style-name="Ведомость_5f_покупных_5f_изделий.B2" office:value-type="string">
            <text:p text:style-name="P39">Трос стальной 50м x 3мм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29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1">17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2"><text:span text:style-name="T18">2</text:span><text:span text:style-name="T13">8</text:span></text:p>
          </table:table-cell>
          <table:table-cell table:style-name="Ведомость_5f_покупных_5f_изделий.B2" office:value-type="string">
            <text:p text:style-name="P41">Фиксатор резьбы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1</text:p>
          </table:table-cell>
          <table:table-cell table:style-name="Ведомость_5f_покупных_5f_изделий.B2" office:value-type="string">
            <text:p text:style-name="P20">шт.</text:p>
          </table:table-cell>
          <table:table-cell table:style-name="Ведомость_5f_покупных_5f_изделий.B2" office:value-type="string">
            <text:p text:style-name="P72">67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2"><text:span text:style-name="T18">2</text:span><text:span text:style-name="T13">9</text:span></text:p>
          </table:table-cell>
          <table:table-cell table:style-name="Ведомость_5f_покупных_5f_изделий.B2" office:value-type="string">
            <text:p text:style-name="P41">Шайба М6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7">ozon.ru</text:p>
          </table:table-cell>
          <table:table-cell table:style-name="Ведомость_5f_покупных_5f_изделий.B2" office:value-type="string">
            <text:p text:style-name="P32">100</text:p>
          </table:table-cell>
          <table:table-cell table:style-name="Ведомость_5f_покупных_5f_изделий.B2" office:value-type="string">
            <text:p text:style-name="P20">шт.</text:p>
          </table:table-cell>
          <table:table-cell table:style-name="Ведомость_5f_покупных_5f_изделий.B2" office:value-type="string">
            <text:p text:style-name="P72">18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0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1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G34" table:formula="ooow:sum &lt;G65:G82&gt;" office:value-type="float" office:value="16915">
            <text:p text:style-name="P60">1691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6"/>
          </table:table-cell>
          <table:table-cell table:style-name="Ведомость_5f_покупных_5f_изделий.B2" office:value-type="string">
            <text:p text:style-name="P49">Паруса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3">30</text:p>
          </table:table-cell>
          <table:table-cell table:style-name="Ведомость_5f_покупных_5f_изделий.B2" office:value-type="string">
            <text:p text:style-name="P43">Ткань дакрон</text:p>
          </table:table-cell>
          <table:table-cell table:style-name="Ведомость_5f_покупных_5f_изделий.B2" office:value-type="string">
            <text:p text:style-name="P62">-</text:p>
          </table:table-cell>
          <table:table-cell table:style-name="Ведомость_5f_покупных_5f_изделий.B2" office:value-type="string">
            <text:p text:style-name="P63">-</text:p>
          </table:table-cell>
          <table:table-cell table:style-name="Ведомость_5f_покупных_5f_изделий.B2" office:value-type="string">
            <text:p text:style-name="P25">-</text:p>
          </table:table-cell>
          <table:table-cell table:style-name="Ведомость_5f_покупных_5f_изделий.B2" office:value-type="string">
            <text:p text:style-name="P14">-</text:p>
          </table:table-cell>
          <table:table-cell table:style-name="Ведомость_5f_покупных_5f_изделий.B2" office:value-type="string">
            <text:p text:style-name="P68">-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76"/>
          </table:table-cell>
          <table:table-cell table:style-name="Ведомость_5f_покупных_5f_изделий.B2" office:value-type="string">
            <text:p text:style-name="P44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_2116__20_п_2f_п" style:display-name="№ п/п" style:family="paragraph" style:parent-style-name="Значение_20_графы_20_таблицы" style:auto-update="true">
      <style:paragraph-properties fo:text-align="center" style:justify-single-word="false"/>
    </style:style>
    <style:style style:name="Наименование" style:family="paragraph" style:parent-style-name="Значение_20_графы_20_таблицы" style:auto-update="true">
      <style:text-properties style:text-underline-style="non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Обозначение_20_документа_20_на_20_поставку" style:display-name="Обозначение документа на поставку" style:family="paragraph" style:parent-style-name="Значение_20_графы_20_таблицы" style:auto-update="true">
      <style:paragraph-properties fo:text-align="center" style:justify-single-word="false"/>
    </style:style>
    <style:style style:name="Поставщик" style:family="paragraph" style:parent-style-name="Значение_20_графы_20_таблицы" style:auto-update="true">
      <style:paragraph-properties fo:text-align="center" style:justify-single-word="false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Ед._20_изм." style:display-name="Ед. изм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  <style:text-properties fo:font-weight="normal" style:font-weight-asian="normal" style:font-weight-complex="normal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02"><draw:text-box><text:p text:style-name="MP1">Парусный катамаран</text:p><text:p text:style-name="MP2">Ведомость покупных изделий</text:p></draw:text-box></draw:frame><draw:frame draw:style-name="Mfr1" draw:name="Перв.1: 2 Обозначение документа" text:anchor-type="paragraph" svg:x="8.5cm" svg:y="25.201cm" svg:width="12cm" svg:height="1.499cm" draw:z-index="101"><draw:text-box><text:p text:style-name="MP3"/></draw:text-box></draw:frame><draw:frame draw:style-name="Mfr1" draw:name="Перв.1: 9 Наименование организации" text:anchor-type="paragraph" svg:x="15.499cm" svg:y="27.7cm" svg:width="5.001cm" svg:height="1.499cm" draw:z-index="100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9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9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9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9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9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92"><draw:text-box><text:p text:style-name="Значение_20_графы_20_форматной_20_рамки"><text:page-count>4</text:page-count></text:p></draw:text-box></draw:frame><draw:frame draw:style-name="Mfr2" draw:name="Перв.1: 10 Разраб. (наименование)" text:anchor-type="paragraph" svg:x="2cm" svg:y="26.7cm" svg:width="1.7cm" svg:height="0.499cm" draw:z-index="91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90"><draw:text-box><text:p text:style-name="MP5">Пров.</text:p></draw:text-box></draw:frame><draw:frame draw:style-name="Mfr1" draw:name="Перв.1: 10" text:anchor-type="paragraph" svg:x="2cm" svg:y="27.7cm" svg:width="1.7cm" svg:height="0.499cm" draw:z-index="89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88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87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86"><draw:text-box><text:p text:style-name="MP8">Соболев</text:p></draw:text-box></draw:frame><draw:frame draw:style-name="Mfr1" draw:name="Перв.1: 11 Пров." text:anchor-type="paragraph" svg:x="3.701cm" svg:y="27.199cm" svg:width="2.3cm" svg:height="0.499cm" draw:z-index="85"><draw:text-box><text:p text:style-name="MP8">Красавин</text:p></draw:text-box></draw:frame><draw:frame draw:style-name="Mfr1" draw:name="Перв.1: 11" text:anchor-type="paragraph" svg:x="3.701cm" svg:y="27.7cm" svg:width="2.3cm" svg:height="0.499cm" draw:z-index="84"><draw:text-box><text:p text:style-name="MP6"/></draw:text-box></draw:frame><draw:frame draw:style-name="Mfr1" draw:name="Перв.1: 11 Н. контр." text:anchor-type="paragraph" svg:x="3.701cm" svg:y="28.199cm" svg:width="2.3cm" svg:height="0.499cm" draw:z-index="83"><draw:text-box><text:p text:style-name="MP8">Лунёв</text:p></draw:text-box></draw:frame><draw:frame draw:style-name="Mfr1" draw:name="Перв.1: 11 Утв." text:anchor-type="paragraph" svg:x="3.701cm" svg:y="28.7cm" svg:width="2.3cm" svg:height="0.499cm" draw:z-index="82"><draw:text-box><text:p text:style-name="MP6"/></draw:text-box></draw:frame><draw:frame draw:style-name="Mfr1" draw:name="Перв.1: 13 Разраб." text:anchor-type="paragraph" svg:x="7.5cm" svg:y="26.7cm" svg:width="1cm" svg:height="0.499cm" draw:z-index="81"><draw:text-box><text:p text:style-name="MP6"/></draw:text-box></draw:frame><draw:frame draw:style-name="Mfr1" draw:name="Перв.1: 13 Пров." text:anchor-type="paragraph" svg:x="7.5cm" svg:y="27.199cm" svg:width="1cm" svg:height="0.499cm" draw:z-index="80"><draw:text-box><text:p text:style-name="MP6"/></draw:text-box></draw:frame><draw:frame draw:style-name="Mfr1" draw:name="Перв.1: 13" text:anchor-type="paragraph" svg:x="7.5cm" svg:y="27.7cm" svg:width="1cm" svg:height="0.499cm" draw:z-index="79"><draw:text-box><text:p text:style-name="MP6"/></draw:text-box></draw:frame><draw:frame draw:style-name="Mfr1" draw:name="Перв.1: 13 Н. контр." text:anchor-type="paragraph" svg:x="7.5cm" svg:y="28.199cm" svg:width="1cm" svg:height="0.499cm" draw:z-index="78"><draw:text-box><text:p text:style-name="MP6"/></draw:text-box></draw:frame><draw:frame draw:style-name="Mfr1" draw:name="Перв.1: 13 Утв." text:anchor-type="paragraph" svg:x="7.5cm" svg:y="28.7cm" svg:width="1cm" svg:height="0.499cm" draw:z-index="77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76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7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7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7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6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6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6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6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6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6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6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9"><draw:text-box><text:p text:style-name="MP12"/></draw:text-box></draw:frame><draw:frame draw:style-name="Mfr2" draw:name="Прочие: 7 Лист (наименование)" text:anchor-type="paragraph" svg:x="19.5cm" svg:y="27.7cm" svg:width="1cm" svg:height="0.7cm" draw:z-index="5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3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50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47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8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5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2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2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6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23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0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17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4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11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8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3:06:07.595081632</meta:creation-date>
    <meta:editing-duration>PT1H10M18S</meta:editing-duration>
    <meta:editing-cycles>15</meta:editing-cycles>
    <meta:generator>LibreOffice/6.4.7.2$Linux_X86_64 LibreOffice_project/40$Build-2</meta:generator>
    <dc:date>2024-06-26T17:13:17.302309069</dc:date>
    <meta:print-date>2024-06-26T15:07:25.061835419</meta:print-date>
    <meta:document-statistic meta:table-count="1" meta:image-count="0" meta:object-count="0" meta:page-count="4" meta:paragraph-count="353" meta:word-count="528" meta:character-count="2503" meta:non-whitespace-character-count="2324"/>
    <meta:template xlink:type="simple" xlink:actuate="onRequest" xlink:title="Ведомость покупных изделий (Mexanic)" xlink:href="../../../.config/libreoffice/4/user/template/Ведомость%20покупных%20изделий%20(Mexanic).ott" meta:date="2024-06-26T13:06:06.898834087"/>
  </office:meta>
</office:document-meta>
</file>